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7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line-height="150%" fo:text-align="center"/>
      <style:text-properties fo:font-size="18pt"/>
    </style:style>
    <style:style style:name="P35" style:family="paragraph">
      <loext:graphic-properties draw:fill-color="#ffffff"/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stand alone process</text:span></text:p>
            </text:list-item>
            <text:list-item>
              <text:p text:style-name="P2"><text:span text:style-name="T2">GitHub stand alone proces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interfaces</text:span></text:p>
          <text:p text:style-name="P7"><text:span text:style-name="T6">A custom endpoint that loads TypeScript interface files and exports each file as</text:span><text:span text:style-name="T6"><text:line-break/></text:span><text:span text:style-name="T6">a string within an object. The object key is the interface name. This will then be</text:span><text:span text:style-name="T6"><text:line-break/></text:span><text:span text:style-name="T6">received on the frontend and converted into a validator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, document and artboard level notes. This will contain</text:span></text:p>
          <text:p text:style-name="P7"><text:span text:style-name="T6">extensive information on each note and sequences of notes including custom</text:span><text:span text:style-name="T6"><text:line-break/></text:span><text:span text:style-name="T6">animated annotations outside the note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9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6cm" svg:y="9.1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8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3cm" svg:y1="10cm" svg:x2="8.9cm" svg:y2="9.95cm" draw:start-shape="id29" draw:start-glue-point="7" draw:end-shape="id30" draw:end-glue-point="6" svg:d="M7300 10000c675 0-125-50 1600-50" svg:viewBox="0 0 1601 51">
          <text:p/>
        </draw:connector>
        <draw:connector draw:style-name="gr21" draw:text-style-name="P4" draw:layer="layout" draw:type="curve" svg:x1="14.487cm" svg:y1="9.95cm" svg:x2="17.3cm" svg:y2="9.95cm" draw:start-shape="id30" draw:start-glue-point="9" draw:end-shape="id31" svg:d="M14487 9950h2813" svg:viewBox="0 0 2814 1">
          <text:p/>
        </draw:connector>
        <draw:custom-shape draw:style-name="gr30" draw:text-style-name="P29" xml:id="id32" draw:id="id32" draw:layer="layout" svg:width="3.5cm" svg:height="3.5cm" svg:x="12.7cm" svg:y="12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10.5cm" svg:x2="16.2cm" svg:y2="13.95cm" draw:start-shape="id31" draw:start-glue-point="7" draw:end-shape="id32" draw:end-glue-point="7" svg:d="M18100 10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6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5.7cm" svg:x2="14.45cm" svg:y2="16.3cm" draw:start-shape="id32" draw:start-glue-point="6" draw:end-shape="id33" draw:end-glue-point="4" svg:d="M14450 15700v600" svg:viewBox="0 0 1 601">
          <text:p/>
        </draw:connector>
        <draw:custom-shape draw:style-name="gr33" draw:text-style-name="P31" xml:id="id34" draw:id="id34" draw:layer="layout" svg:width="6cm" svg:height="2.5cm" svg:x="1.5cm" svg:y="12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3.95cm" svg:x2="7.5cm" svg:y2="13.95cm" draw:start-shape="id32" draw:start-glue-point="5" draw:end-shape="id34" draw:end-glue-point="7" svg:d="M12700 13950h-5200" svg:viewBox="0 0 5201 1">
          <text:p/>
        </draw:connector>
        <draw:custom-shape draw:style-name="gr27" draw:text-style-name="P26" xml:id="id35" draw:id="id35" draw:layer="layout" svg:width="1.6cm" svg:height="1.1cm" svg:x="1.9cm" svg:y="20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5.2cm" svg:x2="2.7cm" svg:y2="20.2cm" draw:start-shape="id34" draw:start-glue-point="6" draw:end-shape="id35" draw:end-glue-point="5" svg:d="M4500 15200c0 3751-1800 1252-1800 5000" svg:viewBox="0 0 1801 5001">
          <text:p/>
        </draw:connector>
        <draw:custom-shape draw:style-name="gr34" draw:text-style-name="P32" xml:id="id36" draw:id="id36" draw:layer="layout" svg:width="5.7cm" svg:height="6cm" svg:x="5.9cm" svg:y="17.8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hild_process: ‘r-w-rw-x’,</text:span></text:p>
          <text:p text:style-name="P23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23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20.75cm" svg:x2="5.9cm" svg:y2="20.8cm" draw:start-shape="id35" draw:start-glue-point="8" draw:end-shape="id36" draw:end-glue-point="5" svg:d="M3500 20750c1801 0 602 50 2400 50" svg:viewBox="0 0 2401 51">
          <text:p/>
        </draw:connector>
        <draw:custom-shape draw:style-name="gr36" draw:text-style-name="P33" xml:id="id37" draw:id="id37" draw:layer="layout" svg:width="5.7cm" svg:height="3.6cm" svg:x="12.8cm" svg:y="20.6cm">
          <text:p text:style-name="P23"><text:span text:style-name="T5">Find process</text:span></text:p>
          <text:list text:style-name="L2">
            <text:list-item>
              <text:p text:style-name="P23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23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23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23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20.8cm" svg:x2="12.8cm" svg:y2="22.4cm" draw:start-shape="id36" draw:start-glue-point="7" draw:end-shape="id37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7" draw:text-style-name="P35" draw:layer="layout" svg:width="19cm" svg:height="3.1cm" svg:x="1cm" svg:y="1cm">
          <text:p text:style-name="P34"><text:span text:style-name="T1">Save stand alone process</text:span></text:p>
          <text:p text:style-name="P34"><text:span text:style-name="T12"/></text:p>
          <text:p text:style-name="P34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7" draw:text-style-name="P3" draw:layer="layout" svg:width="19cm" svg:height="3.1cm" svg:x="1cm" svg:y="1cm">
          <text:p text:style-name="P1"><text:span text:style-name="T1">GitHub stand alone process</text:span></text:p>
          <text:p text:style-name="P1"><text:span text:style-name="T12"/></text:p>
          <text:p text:style-name="P1"><text:span text:style-name="T12">GitHub is a self managing process, GitHub is the database and therefore we don’t need any SQL injection. The Github process is</text:span><text:span text:style-name="T12"><text:line-break/></text:span><text:span text:style-name="T12">mainly used when we save a document that has a GitHub repository attached or when separate contributions are made and we need</text:span><text:span text:style-name="T12"><text:line-break/></text:span><text:span text:style-name="T12">to keep everything in sync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1T19:11:50.781000000</dc:date>
    <meta:editing-duration>PT5H55M23S</meta:editing-duration>
    <meta:editing-cycles>32</meta:editing-cycles>
    <meta:generator>LibreOffice/6.3.3.2$Windows_X86_64 LibreOffice_project/a64200df03143b798afd1ec74a12ab50359878ed</meta:generator>
    <meta:document-statistic meta:object-count="82"/>
  </office:meta>
</office:document-meta>
</file>